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27cm" svg:y="2.286cm" presentation:class="subtitle" presentation:user-transformed="true">
          <draw:text-box>
            <text:p text:style-name="P1"><text:span text:style-name="T1">So you ZMAP’d the Internet. Now what?</text:span></text:p>
            <text:p text:style-name="P1"><text:span text:style-name="T1"/></text:p>
            <text:p text:style-name="P1"><text:span text:style-name="T1">Paul McMillan</text:span></text:p>
            <text:p text:style-name="P1"><text:span text:style-name="T1"/></text:p>
            <text:p text:style-name="P1"><text:span text:style-name="T1">@Paul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This talk is not..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How to portscan the internet</text:p>
              <text:p>A parade of results</text:p>
              <text:p>A tool you can just take and use</text:p>
              <text:p>Crazy hax with buffer overflows and shit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is talk is about..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A workflow for investigating things at internet-scale</text:p>
              <text:p>Building tools to answer specific questions</text:p>
              <text:p>Staying away from overgeneralized point-and click solutions</text:p>
              <text:p/>
              <text:p>Not the only way to do this, but one that I've found to be effective.</text:p>
              <text:p/>
              <text:p>Other similar tools:</text:p>
              <text:p>- celery</text:p>
              <text:p>- bash scripted redis</text:p>
              <text:p/>
            </draw:text-box>
          </draw:frame>
        </presentation:notes>
      </draw:page>
      <draw:page draw:name="page4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On to the demo..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going on right now?</text:p>
          </draw:text-box>
        </draw:frame>
        <draw:frame presentation:style-name="pr1" draw:text-style-name="P2" draw:layer="layout" svg:width="25.199cm" svg:height="16.255cm" svg:x="1.4cm" svg:y="3.303cm" presentation:class="subtitle" presentation:user-transformed="true">
          <draw:text-box>
            <text:p text:style-name="P2"><text:span text:style-name="T2">Redis</text:span></text:p>
            <text:p text:style-name="P2"><text:span text:style-name="T2"/></text:p>
            <text:p text:style-name="P2"><text:span text:style-name="T2">Tasa</text:span></text:p>
            <text:p text:style-name="P2"><text:span text:style-name="T2"/></text:p>
            <text:p text:style-name="P2"><text:span text:style-name="T2">Massc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going on right now?</text:p>
          </draw:text-box>
        </draw:frame>
        <draw:frame presentation:style-name="pr5" draw:layer="layout" svg:width="25.778cm" svg:height="12.179cm" svg:x="1.4cm" svg:y="4.914cm" presentation:class="outline" presentation:user-transformed="true">
          <draw:text-box>
            <text:list text:style-name="L4">
              <text:list-item>
                <text:p>Local script loaded a list of shards into Redis</text:p>
              </text:list-item>
              <text:list-item>
                <text:p>Remote workers poll that queue</text:p>
              </text:list-item>
              <text:list-item>
                <text:p>When a job is found, run masscan</text:p>
              </text:list-item>
              <text:list-item>
                <text:p>Parse masscan's stdout, results to output que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3">List is redis terminology</text:p>
              <text:p text:style-name="P3">Tasa uses “queue”. They're lifo</text:p>
              <text:p text:style-name="P3">Make a picture of this</text:p>
            </draw:text-box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Advice for scanning</text:p>
          </draw:text-box>
        </draw:frame>
        <draw:frame presentation:style-name="pr5" draw:layer="layout" svg:width="12.296cm" svg:height="12.179cm" svg:x="1.4cm" svg:y="4.914cm" presentation:class="outline">
          <draw:text-box>
            <text:list text:style-name="L4">
              <text:list-item>
                <text:p>Make sure your provider is OK with it</text:p>
              </text:list-item>
              <text:list-item>
                <text:p>Be prepared to respond to MANY abuse emails</text:p>
              </text:list-item>
              <text:list-item>
                <text:p>SWIP if you can</text:p>
              </text:list-item>
              <text:list-item>
                <text:p>Use Multiple DC's</text:p>
              </text:list-item>
              <text:list-item>
                <text:p>Use Intel NICs</text:p>
              </text:list-item>
            </text:list>
          </draw:text-box>
        </draw:frame>
        <draw:frame presentation:style-name="pr5" draw:layer="layout" svg:width="13.121cm" svg:height="12.179cm" svg:x="14.311cm" svg:y="4.914cm" presentation:class="outline" presentation:user-transformed="true">
          <draw:text-box>
            <text:list text:style-name="L4">
              <text:list-item>
                <text:p>Run a blocklist</text:p>
              </text:list-item>
              <text:list-item>
                <text:p>Keep your list up to date!</text:p>
              </text:list-item>
              <text:list-item>
                <text:p>Proactively block the US Gov (arin's /8 list is a good starting point)</text:p>
              </text:list-item>
              <text:list-item>
                <text:p>Use bpg.he.net to look up r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ser </meta:initial-creator>
    <meta:creation-date>2013-10-18T21:45:40</meta:creation-date>
    <dc:date>2013-10-18T22:58:36</dc:date>
    <dc:creator>user </dc:creator>
    <meta:editing-duration>PT49M27S</meta:editing-duration>
    <meta:editing-cycles>3</meta:editing-cycles>
    <meta:generator>LibreOffice/4.0.2.2$Linux_X86_64 LibreOffice_project/400m0$Build-2</meta:generator>
    <meta:document-statistic meta:object-count="46"/>
  </office:meta>
</office:document-meta>
</file>